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2000001B5A055D8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25b" officeooo:paragraph-rsid="001b525b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vg:height="4.4445in" draw:z-index="0"><draw:image xlink:href="Pictures/1000020100000292000001B5A055D819.png" xlink:type="simple" xlink:show="embed" xlink:actuate="onLoad"/></draw:frame></text:p>
      <text:p text:style-name="P1">1.)</text:p>
      <text:p text:style-name="P1"/>
      <text:p text:style-name="P1">2.)</text:p>
      <text:p text:style-name="P1"/>
      <text:p text:style-name="P1">3.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yons </meta:initial-creator>
    <meta:creation-date>2015-09-24T12:49:39.301727964</meta:creation-date>
    <dc:date>2015-09-24T12:51:36.886061047</dc:date>
    <dc:creator>Lyons </dc:creator>
    <meta:editing-duration>PT1M57S</meta:editing-duration>
    <meta:editing-cycles>1</meta:editing-cycles>
    <meta:document-statistic meta:table-count="0" meta:image-count="1" meta:object-count="0" meta:page-count="1" meta:paragraph-count="3" meta:word-count="3" meta:character-count="9" meta:non-whitespace-character-count="9"/>
    <meta:generator>LibreOffice/4.4.3.2$Linux_X86_64 LibreOffice_project/40m0$Build-2</meta:generator>
  </office:meta>
</office:document-meta>
</file>